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dp2" style:family="drawing-page">
      <style:drawing-page-properties draw:fill="solid" draw:fill-color="#666666" draw:fill-image-width="0cm" draw:fill-image-height="0cm"/>
    </style:style>
    <style:style style:name="dp3" style:family="drawing-page">
      <style:drawing-page-properties draw:fill="solid" draw:fill-color="#ccffff" draw:fill-image-width="0cm" draw:fill-image-height="0cm"/>
    </style:style>
    <style:style style:name="dp4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hatch" draw:fill-color="#ffffff" draw:fill-hatch-name="Orange4Hatch" draw:fill-hatch-solid="false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="hatch" draw:fill-color="#ffffff" draw:fill-hatch-name="Oragne4Hatch2" draw:fill-hatch-solid="false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ff950e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ff950e" draw:marker-start-width="0.45cm" draw:marker-end-width="0.45cm" draw:fill="hatch" draw:fill-color="#ffffff" draw:fill-hatch-name="Orange4Hatch" draw:fill-hatch-solid="false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svg:stroke-width="0.1cm" svg:stroke-color="#ff950e" draw:marker-start-width="0.45cm" draw:marker-end-width="0.45cm" draw:fill="hatch" draw:fill-color="#ffffff" draw:fill-hatch-name="Oragne4Hatch2" draw:fill-hatch-solid="false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size="28pt" fo:letter-spacing="0.635cm" style:letter-kerning="false" style:font-size-asian="28pt" style:font-size-complex="28pt" style:text-scale="100%"/>
    </style:style>
    <style:style style:name="P3" style:family="paragraph">
      <style:paragraph-properties fo:text-align="center"/>
    </style:style>
    <style:style style:name="P4" style:family="paragraph">
      <style:paragraph-properties fo:text-align="center">
        <style:tab-stops/>
      </style:paragraph-properties>
      <style:text-properties fo:font-size="28pt" fo:letter-spacing="normal" style:letter-kerning="false" style:font-size-asian="28pt" style:font-size-complex="28pt" style:text-scale="100%"/>
    </style:style>
    <style:style style:name="P5" style:family="paragraph">
      <style:paragraph-properties fo:text-align="center">
        <style:tab-stops/>
      </style:paragraph-properties>
      <style:text-properties fo:font-family="Consolas" style:font-style-name="Regular" style:font-family-generic="modern" style:font-pitch="fixed" fo:font-size="28pt" fo:letter-spacing="normal" style:letter-kerning="false" style:font-size-asian="28pt" style:font-size-complex="28pt" style:text-scale="100%"/>
    </style:style>
    <style:style style:name="P6" style:family="paragraph">
      <style:paragraph-properties fo:text-align="center">
        <style:tab-stops/>
      </style:paragraph-properties>
      <style:text-properties fo:font-family="Consolas" style:font-style-name="Regular" style:font-family-generic="modern" style:font-pitch="fixed" fo:font-size="28pt" fo:letter-spacing="normal" fo:font-weight="normal" style:letter-kerning="false" style:font-size-asian="28pt" style:font-weight-asian="normal" style:font-size-complex="28pt" style:font-weight-complex="normal" style:text-scale="100%"/>
    </style:style>
    <style:style style:name="P7" style:family="paragraph">
      <style:paragraph-properties fo:text-align="center">
        <style:tab-stops/>
      </style:paragraph-properties>
      <style:text-properties fo:color="#ff950e" fo:font-family="Consolas" style:font-style-name="Regular" style:font-family-generic="modern" style:font-pitch="fixed" fo:font-size="28pt" fo:letter-spacing="normal" fo:font-weight="bold" style:letter-kerning="false" style:font-size-asian="28pt" style:font-weight-asian="normal" style:font-size-complex="28pt" style:font-weight-complex="normal" style:text-scale="100%"/>
    </style:style>
    <style:style style:name="P8" style:family="paragraph">
      <style:paragraph-properties fo:text-align="center">
        <style:tab-stops/>
      </style:paragraph-properties>
      <style:text-properties fo:color="#ff950e" fo:font-family="Consolas" style:font-style-name="Regular" style:font-family-generic="modern" style:font-pitch="fixed" fo:font-size="28pt" fo:letter-spacing="normal" fo:font-weight="bold" style:letter-kerning="false" style:font-size-asian="28pt" style:font-weight-asian="bold" style:font-size-complex="28pt" style:font-weight-complex="bold" style:text-scale="100%"/>
    </style:style>
    <style:style style:name="P9" style:family="paragraph">
      <style:paragraph-properties fo:text-align="center"/>
      <style:text-properties fo:font-size="18pt" fo:font-weight="bold" style:font-size-asian="18pt" style:font-size-complex="18pt"/>
    </style:style>
    <style:style style:name="P10" style:family="paragraph">
      <style:paragraph-properties fo:text-align="center">
        <style:tab-stops/>
      </style:paragraph-properties>
      <style:text-properties fo:color="#ff950e" fo:font-family="Consolas" style:font-style-name="Regular" style:font-family-generic="modern" style:font-pitch="fixed" fo:font-size="28pt" fo:letter-spacing="normal" fo:font-weight="normal" style:letter-kerning="false" style:font-size-asian="28pt" style:font-weight-asian="normal" style:font-size-complex="28pt" style:font-weight-complex="normal" style:text-scale="100%"/>
    </style:style>
    <style:style style:name="P11" style:family="paragraph">
      <style:text-properties fo:color="#ff950e" fo:font-family="Consolas" style:font-style-name="Regula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8pt" fo:letter-spacing="0.635cm" style:letter-kerning="false" style:font-size-asian="28pt" style:font-size-complex="28pt" style:text-scale="100%"/>
    </style:style>
    <style:style style:name="T2" style:family="text">
      <style:text-properties fo:font-size="28pt" fo:letter-spacing="normal" style:letter-kerning="false" style:font-size-asian="28pt" style:font-size-complex="28pt" style:text-scale="100%"/>
    </style:style>
    <style:style style:name="T3" style:family="text">
      <style:text-properties fo:font-family="Consolas" style:font-style-name="Regular" style:font-family-generic="modern" style:font-pitch="fixed" fo:font-size="28pt" fo:letter-spacing="normal" style:letter-kerning="false" style:font-size-asian="28pt" style:font-size-complex="28pt" style:text-scale="100%"/>
    </style:style>
    <style:style style:name="T4" style:family="text">
      <style:text-properties fo:font-family="Consolas" style:font-style-name="Regular" style:font-family-generic="modern" style:font-pitch="fixed" fo:font-size="28pt" fo:letter-spacing="normal" fo:font-weight="normal" style:letter-kerning="false" style:font-size-asian="28pt" style:font-weight-asian="normal" style:font-size-complex="28pt" style:font-weight-complex="normal" style:text-scale="100%"/>
    </style:style>
    <style:style style:name="T5" style:family="text">
      <style:text-properties fo:color="#ff950e" fo:font-family="Consolas" style:font-style-name="Regular" style:font-family-generic="modern" style:font-pitch="fixed" fo:font-size="28pt" fo:letter-spacing="normal" fo:font-weight="bold" style:letter-kerning="false" style:font-size-asian="28pt" style:font-weight-asian="normal" style:font-size-complex="28pt" style:font-weight-complex="normal" style:text-scale="100%"/>
    </style:style>
    <style:style style:name="T6" style:family="text">
      <style:text-properties fo:color="#ff950e" fo:font-family="Consolas" style:font-style-name="Regular" style:font-family-generic="modern" style:font-pitch="fixed" fo:font-size="28pt" fo:letter-spacing="normal" fo:font-weight="normal" style:letter-kerning="false" style:font-size-asian="28pt" style:font-weight-asian="normal" style:font-size-complex="28pt" style:font-weight-complex="normal" style:text-scale="100%"/>
    </style:style>
    <style:style style:name="T7" style:family="text">
      <style:text-properties fo:color="#ff950e" fo:font-family="Consolas" style:font-style-name="Regular" style:font-family-generic="modern" style:font-pitch="fixed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7.22cm" svg:height="1.448cm" svg:x="10.626cm" svg:y="10.552cm">
          <draw:text-box>
            <text:p text:style-name="P1"><text:span text:style-name="T1">SSMTWTFSSMTWTFSSMTWTFSSMTWTF</text:span></text:p>
          </draw:text-box>
        </draw:frame>
        <draw:rect draw:style-name="gr2" draw:text-style-name="P3" draw:layer="layout" svg:width="48cm" svg:height="1.45cm" svg:x="7.5cm" svg:y="26cm" draw:corner-radius="0.7cm">
          <text:p/>
        </draw:rect>
        <draw:frame draw:style-name="gr1" draw:text-style-name="P4" draw:layer="layout" svg:width="42.978cm" svg:height="1.448cm" svg:x="10.5cm" svg:y="12cm">
          <draw:text-box>
            <text:p text:style-name="P1"><text:span text:style-name="T2">01 02 03 04 05 06 07 08 09 10 11 12 13 14 15 16 17 18 19 20 21 22 23 24 25 26 27 28 29 30 31</text:span></text:p>
          </draw:text-box>
        </draw:frame>
        <draw:frame draw:style-name="gr1" draw:text-style-name="P5" draw:layer="layout" svg:width="45.035cm" svg:height="1.503cm" svg:x="10.64cm" svg:y="15.552cm">
          <draw:text-box>
            <text:p text:style-name="P1"><text:span text:style-name="T3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</text:span></text:p>
          </draw:text-box>
        </draw:frame>
        <draw:frame draw:style-name="gr1" draw:text-style-name="P5" draw:layer="layout" svg:width="50.454cm" svg:height="1.503cm" svg:x="10.64cm" svg:y="17.552cm">
          <draw:text-box>
            <text:p text:style-name="P1"><text:span text:style-name="T3">01 02 03 04 05 06 07 08 09 10 11 12 13 14 15 16 17 18 19 20 21 22 23 24 25 26 27 28 29 30 31</text:span></text:p>
          </draw:text-box>
        </draw:frame>
        <draw:frame draw:style-name="gr1" draw:text-style-name="P6" draw:layer="layout" svg:width="50.454cm" svg:height="1.503cm" svg:x="5.7cm" svg:y="4.998cm">
          <draw:text-box>
            <text:p text:style-name="P1"><text:span text:style-name="T4">01 02 03 04 05 06 07 08 09 10 11 12 13 14 15 16 17 18 19 20 21 22 23 24 25 26 27 28 29 30 31</text:span></text:p>
          </draw:text-box>
        </draw:frame>
      </draw:page>
      <draw:page draw:name="page2" draw:style-name="dp1" draw:master-page-name="Default">
        <draw:frame draw:style-name="gr1" draw:text-style-name="P6" draw:layer="layout" svg:width="48.286cm" svg:height="1.503cm" svg:x="5.965cm" svg:y="2.7cm">
          <draw:text-box>
            <text:p text:style-name="P1"><text:span text:style-name="T4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</draw:text-box>
        </draw:frame>
        <draw:frame draw:style-name="gr1" draw:text-style-name="P6" draw:layer="layout" svg:width="50.454cm" svg:height="1.503cm" svg:x="5.7cm" svg:y="4.997cm">
          <draw:text-box>
            <text:p text:style-name="P1"><text:span text:style-name="T4">01 02 03 04 05 06 07 08 09 10 11 12 13 14 15 16 17 18 19 20 21 22 23 24 25 26 27 28 29 30 31</text:span></text:p>
          </draw:text-box>
        </draw:frame>
        <draw:g>
          <draw:rect draw:style-name="gr3" draw:text-style-name="P3" draw:layer="layout" svg:width="1.5cm" svg:height="41.5cm" svg:x="5.7cm" svg:y="2.3cm" draw:corner-radius="0.7cm">
            <text:p/>
          </draw:rect>
          <draw:rect draw:style-name="gr4" draw:text-style-name="P3" draw:layer="layout" svg:width="1.5cm" svg:height="41.5cm" svg:x="7.4cm" svg:y="2.3cm" draw:corner-radius="0.7cm">
            <text:p/>
          </draw:rect>
        </draw:g>
        <draw:g>
          <draw:rect draw:style-name="gr3" draw:text-style-name="P3" draw:layer="layout" svg:width="1.5cm" svg:height="41.5cm" svg:x="17cm" svg:y="2.3cm" draw:corner-radius="0.7cm">
            <text:p/>
          </draw:rect>
          <draw:rect draw:style-name="gr4" draw:text-style-name="P3" draw:layer="layout" svg:width="1.5cm" svg:height="41.5cm" svg:x="18.7cm" svg:y="2.3cm" draw:corner-radius="0.7cm">
            <text:p/>
          </draw:rect>
        </draw:g>
        <draw:g>
          <draw:rect draw:style-name="gr3" draw:text-style-name="P3" draw:layer="layout" svg:width="1.5cm" svg:height="41.5cm" svg:x="28.5cm" svg:y="2.3cm" draw:corner-radius="0.7cm">
            <text:p/>
          </draw:rect>
          <draw:rect draw:style-name="gr4" draw:text-style-name="P3" draw:layer="layout" svg:width="1.5cm" svg:height="41.5cm" svg:x="30.2cm" svg:y="2.3cm" draw:corner-radius="0.7cm">
            <text:p/>
          </draw:rect>
        </draw:g>
        <draw:g>
          <draw:rect draw:style-name="gr3" draw:text-style-name="P3" draw:layer="layout" svg:width="1.5cm" svg:height="41.5cm" svg:x="39.8cm" svg:y="2.3cm" draw:corner-radius="0.7cm">
            <text:p/>
          </draw:rect>
          <draw:rect draw:style-name="gr4" draw:text-style-name="P3" draw:layer="layout" svg:width="1.5cm" svg:height="41.5cm" svg:x="41.5cm" svg:y="2.3cm" draw:corner-radius="0.7cm">
            <text:p/>
          </draw:rect>
        </draw:g>
        <draw:g>
          <draw:rect draw:style-name="gr3" draw:text-style-name="P3" draw:layer="layout" svg:width="1.5cm" svg:height="41.5cm" svg:x="51cm" svg:y="2.3cm" draw:corner-radius="0.7cm">
            <text:p/>
          </draw:rect>
          <draw:rect draw:style-name="gr4" draw:text-style-name="P3" draw:layer="layout" svg:width="1.5cm" svg:height="41.5cm" svg:x="52.7cm" svg:y="2.3cm" draw:corner-radius="0.7cm">
            <text:p/>
          </draw:rect>
        </draw:g>
      </draw:page>
      <draw:page draw:name="page3" draw:style-name="dp2" draw:master-page-name="Default">
        <draw:g>
          <draw:frame draw:style-name="gr5" draw:text-style-name="P7" draw:layer="layout" svg:width="48.286cm" svg:height="1.503cm" svg:x="11.972cm" svg:y="7.59cm">
            <draw:text-box>
              <text:p text:style-name="P1"><text:span text:style-name="T5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  </draw:text-box>
          </draw:frame>
          <draw:frame draw:style-name="gr6" draw:text-style-name="P8" draw:layer="layout" svg:width="50.454cm" svg:height="1.503cm" svg:x="16.553cm" svg:y="10.857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g>
            <draw:rect draw:style-name="gr7" draw:text-style-name="P9" draw:layer="layout" svg:width="1.5cm" svg:height="41.5cm" svg:x="11.707cm" svg:y="7.19cm" draw:corner-radius="0.7cm">
              <text:p/>
            </draw:rect>
            <draw:rect draw:style-name="gr8" draw:text-style-name="P9" draw:layer="layout" svg:width="1.5cm" svg:height="41.5cm" svg:x="13.407cm" svg:y="7.19cm" draw:corner-radius="0.7cm">
              <text:p/>
            </draw:rect>
          </draw:g>
          <draw:g>
            <draw:rect draw:style-name="gr7" draw:text-style-name="P9" draw:layer="layout" svg:width="1.5cm" svg:height="41.5cm" svg:x="23.107cm" svg:y="7.19cm" draw:corner-radius="0.7cm">
              <text:p/>
            </draw:rect>
            <draw:rect draw:style-name="gr8" draw:text-style-name="P9" draw:layer="layout" svg:width="1.5cm" svg:height="41.5cm" svg:x="24.807cm" svg:y="7.19cm" draw:corner-radius="0.7cm">
              <text:p/>
            </draw:rect>
          </draw:g>
          <draw:g>
            <draw:rect draw:style-name="gr7" draw:text-style-name="P9" draw:layer="layout" svg:width="1.5cm" svg:height="41.5cm" svg:x="34.507cm" svg:y="7.19cm" draw:corner-radius="0.7cm">
              <text:p/>
            </draw:rect>
            <draw:rect draw:style-name="gr8" draw:text-style-name="P9" draw:layer="layout" svg:width="1.5cm" svg:height="41.5cm" svg:x="36.207cm" svg:y="7.19cm" draw:corner-radius="0.7cm">
              <text:p/>
            </draw:rect>
          </draw:g>
          <draw:g>
            <draw:rect draw:style-name="gr7" draw:text-style-name="P9" draw:layer="layout" svg:width="1.5cm" svg:height="41.5cm" svg:x="45.907cm" svg:y="7.19cm" draw:corner-radius="0.7cm">
              <text:p/>
            </draw:rect>
            <draw:rect draw:style-name="gr8" draw:text-style-name="P9" draw:layer="layout" svg:width="1.5cm" svg:height="41.5cm" svg:x="47.607cm" svg:y="7.19cm" draw:corner-radius="0.7cm">
              <text:p/>
            </draw:rect>
          </draw:g>
          <draw:g>
            <draw:rect draw:style-name="gr7" draw:text-style-name="P9" draw:layer="layout" svg:width="1.5cm" svg:height="41.5cm" svg:x="57.307cm" svg:y="7.19cm" draw:corner-radius="0.7cm">
              <text:p/>
            </draw:rect>
            <draw:rect draw:style-name="gr8" draw:text-style-name="P9" draw:layer="layout" svg:width="1.5cm" svg:height="41.5cm" svg:x="59.007cm" svg:y="7.19cm" draw:corner-radius="0.7cm">
              <text:p/>
            </draw:rect>
          </draw:g>
          <draw:frame draw:style-name="gr6" draw:text-style-name="P10" draw:layer="layout" svg:width="48.828cm" svg:height="1.503cm" svg:x="14.953cm" svg:y="20.657cm">
            <draw:text-box draw:corner-radius="0.7cm">
              <text:p text:style-name="P1"><text:span text:style-name="T6">01 02 03 04 05 06 07 08 09 10 11 12 13 14 15 16 17 18 19 20 21 22 23 24 25 26 27 28 29 30</text:span></text:p>
            </draw:text-box>
          </draw:frame>
          <draw:frame draw:style-name="gr6" draw:text-style-name="P10" draw:layer="layout" svg:width="50.454cm" svg:height="1.503cm" svg:x="11.653cm" svg:y="27.19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6" draw:text-style-name="P10" draw:layer="layout" svg:width="50.454cm" svg:height="1.503cm" svg:x="14.953cm" svg:y="30.457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6" draw:text-style-name="P10" draw:layer="layout" svg:width="50.454cm" svg:height="1.503cm" svg:x="13.353cm" svg:y="36.99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991cm" svg:height="1.576cm" svg:x="8.87cm" svg:y="10.89cm">
            <draw:text-box>
              <text:p><text:span text:style-name="T7">2013</text:span></text:p>
            </draw:text-box>
          </draw:frame>
          <draw:g>
            <draw:frame draw:style-name="gr6" draw:text-style-name="P10" draw:layer="layout" svg:width="45.577cm" svg:height="1.503cm" svg:x="10.053cm" svg:y="14.123cm">
              <draw:text-box draw:corner-radius="0.7cm">
                <text:p text:style-name="P1"><text:span text:style-name="T6">01 02 03 04 05 06 07 08 09 10 11 12 13 14 15 16 17 18 19 20 21 22 23 24 25 26 27 28</text:span></text:p>
              </draw:text-box>
            </draw:frame>
            <draw:frame draw:style-name="gr9" draw:text-style-name="P11" draw:layer="layout" svg:width="2.369cm" svg:height="1.576cm" svg:x="7.47cm" svg:y="14.09cm">
              <draw:text-box>
                <text:p><text:span text:style-name="T7">FEB</text:span></text:p>
              </draw:text-box>
            </draw:frame>
          </draw:g>
          <draw:g>
            <draw:frame draw:style-name="gr6" draw:text-style-name="P10" draw:layer="layout" svg:width="50.454cm" svg:height="1.503cm" svg:x="10.05cm" svg:y="17.39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7.47cm" svg:y="17.39cm">
              <draw:text-box>
                <text:p><text:span text:style-name="T7">MAR</text:span></text:p>
              </draw:text-box>
            </draw:frame>
          </draw:g>
          <draw:frame draw:style-name="gr9" draw:text-style-name="P11" draw:layer="layout" svg:width="2.369cm" svg:height="1.576cm" svg:x="12.47cm" svg:y="20.718cm">
            <draw:text-box>
              <text:p><text:span text:style-name="T7">APR</text:span></text:p>
            </draw:text-box>
          </draw:frame>
          <draw:g>
            <draw:frame draw:style-name="gr6" draw:text-style-name="P10" draw:layer="layout" svg:width="50.454cm" svg:height="1.503cm" svg:x="6.753cm" svg:y="23.891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4.114cm" svg:y="23.856cm">
              <draw:text-box>
                <text:p><text:span text:style-name="T7">MAY</text:span></text:p>
              </draw:text-box>
            </draw:frame>
          </draw:g>
          <draw:frame draw:style-name="gr9" draw:text-style-name="P11" draw:layer="layout" svg:width="2.369cm" svg:height="1.576cm" svg:x="9.014cm" svg:y="27.19cm">
            <draw:text-box>
              <text:p><text:span text:style-name="T7">JUN</text:span></text:p>
            </draw:text-box>
          </draw:frame>
          <draw:frame draw:style-name="gr9" draw:text-style-name="P11" draw:layer="layout" svg:width="2.369cm" svg:height="1.576cm" svg:x="12.314cm" svg:y="30.49cm">
            <draw:text-box>
              <text:p><text:span text:style-name="T7">JUL</text:span></text:p>
            </draw:text-box>
          </draw:frame>
          <draw:g>
            <draw:frame draw:style-name="gr6" draw:text-style-name="P10" draw:layer="layout" svg:width="50.454cm" svg:height="1.503cm" svg:x="8.453cm" svg:y="33.723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5.814cm" svg:y="33.79cm">
              <draw:text-box>
                <text:p><text:span text:style-name="T7">AUG</text:span></text:p>
              </draw:text-box>
            </draw:frame>
          </draw:g>
          <draw:g>
            <draw:frame draw:style-name="gr6" draw:text-style-name="P10" draw:layer="layout" svg:width="50.454cm" svg:height="1.503cm" svg:x="16.553cm" svg:y="40.257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3.914cm" svg:y="40.19cm">
              <draw:text-box>
                <text:p><text:span text:style-name="T7">OCT</text:span></text:p>
              </draw:text-box>
            </draw:frame>
          </draw:g>
          <draw:g>
            <draw:frame draw:style-name="gr6" draw:text-style-name="P10" draw:layer="layout" svg:width="50.454cm" svg:height="1.503cm" svg:x="10.053cm" svg:y="43.523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7.514cm" svg:y="43.39cm">
              <draw:text-box>
                <text:p><text:span text:style-name="T7">NOV</text:span></text:p>
              </draw:text-box>
            </draw:frame>
          </draw:g>
          <draw:g>
            <draw:frame draw:style-name="gr6" draw:text-style-name="P10" draw:layer="layout" svg:width="50.454cm" svg:height="1.503cm" svg:x="13.353cm" svg:y="46.79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0.714cm" svg:y="46.69cm">
              <draw:text-box>
                <text:p><text:span text:style-name="T7">DEC</text:span></text:p>
              </draw:text-box>
            </draw:frame>
          </draw:g>
          <draw:frame draw:style-name="gr9" draw:text-style-name="P11" draw:layer="layout" svg:width="2.369cm" svg:height="1.576cm" svg:x="10.714cm" svg:y="36.99cm">
            <draw:text-box>
              <text:p><text:span text:style-name="T7">SEP</text:span></text:p>
            </draw:text-box>
          </draw:frame>
          <draw:frame draw:style-name="gr9" draw:text-style-name="P11" draw:layer="layout" svg:width="2.369cm" svg:height="1.576cm" svg:x="13.97cm" svg:y="10.818cm">
            <draw:text-box>
              <text:p><text:span text:style-name="T7">JAN</text:span></text:p>
            </draw:text-box>
          </draw:frame>
        </draw:g>
      </draw:page>
      <draw:page draw:name="page4" draw:style-name="dp3" draw:master-page-name="Default">
        <draw:g>
          <draw:frame draw:style-name="gr5" draw:text-style-name="P7" draw:layer="layout" svg:width="48.286cm" svg:height="1.503cm" svg:x="11.972cm" svg:y="7.59cm">
            <draw:text-box>
              <text:p text:style-name="P1"><text:span text:style-name="T5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  </draw:text-box>
          </draw:frame>
          <draw:g>
            <draw:rect draw:style-name="gr7" draw:text-style-name="P9" draw:layer="layout" svg:width="1.5cm" svg:height="41.5cm" svg:x="11.707cm" svg:y="7.19cm" draw:corner-radius="0.7cm">
              <text:p/>
            </draw:rect>
            <draw:rect draw:style-name="gr8" draw:text-style-name="P9" draw:layer="layout" svg:width="1.5cm" svg:height="41.5cm" svg:x="13.407cm" svg:y="7.19cm" draw:corner-radius="0.7cm">
              <text:p/>
            </draw:rect>
          </draw:g>
          <draw:g>
            <draw:rect draw:style-name="gr7" draw:text-style-name="P9" draw:layer="layout" svg:width="1.5cm" svg:height="41.5cm" svg:x="23.107cm" svg:y="7.19cm" draw:corner-radius="0.7cm">
              <text:p/>
            </draw:rect>
            <draw:rect draw:style-name="gr8" draw:text-style-name="P9" draw:layer="layout" svg:width="1.5cm" svg:height="41.5cm" svg:x="24.807cm" svg:y="7.19cm" draw:corner-radius="0.7cm">
              <text:p/>
            </draw:rect>
          </draw:g>
          <draw:g>
            <draw:rect draw:style-name="gr7" draw:text-style-name="P9" draw:layer="layout" svg:width="1.5cm" svg:height="41.5cm" svg:x="34.507cm" svg:y="7.19cm" draw:corner-radius="0.7cm">
              <text:p/>
            </draw:rect>
            <draw:rect draw:style-name="gr8" draw:text-style-name="P9" draw:layer="layout" svg:width="1.5cm" svg:height="41.5cm" svg:x="36.207cm" svg:y="7.19cm" draw:corner-radius="0.7cm">
              <text:p/>
            </draw:rect>
          </draw:g>
          <draw:g>
            <draw:rect draw:style-name="gr7" draw:text-style-name="P9" draw:layer="layout" svg:width="1.5cm" svg:height="41.5cm" svg:x="45.907cm" svg:y="7.19cm" draw:corner-radius="0.7cm">
              <text:p/>
            </draw:rect>
            <draw:rect draw:style-name="gr8" draw:text-style-name="P9" draw:layer="layout" svg:width="1.5cm" svg:height="41.5cm" svg:x="47.607cm" svg:y="7.19cm" draw:corner-radius="0.7cm">
              <text:p/>
            </draw:rect>
          </draw:g>
          <draw:g>
            <draw:rect draw:style-name="gr7" draw:text-style-name="P9" draw:layer="layout" svg:width="1.5cm" svg:height="41.5cm" svg:x="57.307cm" svg:y="7.19cm" draw:corner-radius="0.7cm">
              <text:p/>
            </draw:rect>
            <draw:rect draw:style-name="gr8" draw:text-style-name="P9" draw:layer="layout" svg:width="1.5cm" svg:height="41.5cm" svg:x="59.007cm" svg:y="7.19cm" draw:corner-radius="0.7cm">
              <text:p/>
            </draw:rect>
          </draw:g>
          <draw:g>
            <draw:frame draw:style-name="gr6" draw:text-style-name="P10" draw:layer="layout" svg:width="45.577cm" svg:height="1.503cm" svg:x="10.053cm" svg:y="13.632cm">
              <draw:text-box draw:corner-radius="0.7cm">
                <text:p text:style-name="P1"><text:span text:style-name="T6">01 02 03 04 05 06 07 08 09 10 11 12 13 14 15 16 17 18 19 20 21 22 23 24 25 26 27 28</text:span></text:p>
              </draw:text-box>
            </draw:frame>
            <draw:frame draw:style-name="gr9" draw:text-style-name="P11" draw:layer="layout" svg:width="2.369cm" svg:height="1.576cm" svg:x="7.47cm" svg:y="13.599cm">
              <draw:text-box>
                <text:p><text:span text:style-name="T7">FEB</text:span></text:p>
              </draw:text-box>
            </draw:frame>
          </draw:g>
          <draw:g>
            <draw:frame draw:style-name="gr6" draw:text-style-name="P10" draw:layer="layout" svg:width="50.454cm" svg:height="1.503cm" svg:x="10.05cm" svg:y="16.603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7.47cm" svg:y="16.603cm">
              <draw:text-box>
                <text:p><text:span text:style-name="T7">MAR</text:span></text:p>
              </draw:text-box>
            </draw:frame>
          </draw:g>
          <draw:g>
            <draw:frame draw:style-name="gr6" draw:text-style-name="P10" draw:layer="layout" svg:width="48.828cm" svg:height="1.503cm" svg:x="14.953cm" svg:y="19.607cm">
              <draw:text-box draw:corner-radius="0.7cm">
                <text:p text:style-name="P1"><text:span text:style-name="T6">01 02 03 04 05 06 07 08 09 10 11 12 13 14 15 16 17 18 19 20 21 22 23 24 25 26 27 28 29 30</text:span></text:p>
              </draw:text-box>
            </draw:frame>
            <draw:frame draw:style-name="gr9" draw:text-style-name="P11" draw:layer="layout" svg:width="2.369cm" svg:height="1.576cm" svg:x="12.47cm" svg:y="19.668cm">
              <draw:text-box>
                <text:p><text:span text:style-name="T7">APR</text:span></text:p>
              </draw:text-box>
            </draw:frame>
          </draw:g>
          <draw:g>
            <draw:frame draw:style-name="gr6" draw:text-style-name="P10" draw:layer="layout" svg:width="50.454cm" svg:height="1.503cm" svg:x="6.753cm" svg:y="22.705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4.114cm" svg:y="22.67cm">
              <draw:text-box>
                <text:p><text:span text:style-name="T7">MAY</text:span></text:p>
              </draw:text-box>
            </draw:frame>
          </draw:g>
          <draw:g>
            <draw:frame draw:style-name="gr6" draw:text-style-name="P10" draw:layer="layout" svg:width="50.454cm" svg:height="1.503cm" svg:x="11.653cm" svg:y="25.674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9.014cm" svg:y="25.674cm">
              <draw:text-box>
                <text:p><text:span text:style-name="T7">JUN</text:span></text:p>
              </draw:text-box>
            </draw:frame>
          </draw:g>
          <draw:g>
            <draw:frame draw:style-name="gr6" draw:text-style-name="P10" draw:layer="layout" svg:width="50.454cm" svg:height="1.503cm" svg:x="14.953cm" svg:y="28.678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2.314cm" svg:y="28.711cm">
              <draw:text-box>
                <text:p><text:span text:style-name="T7">JUL</text:span></text:p>
              </draw:text-box>
            </draw:frame>
          </draw:g>
          <draw:g>
            <draw:frame draw:style-name="gr6" draw:text-style-name="P10" draw:layer="layout" svg:width="50.454cm" svg:height="1.503cm" svg:x="8.453cm" svg:y="31.715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5.814cm" svg:y="31.782cm">
              <draw:text-box>
                <text:p><text:span text:style-name="T7">AUG</text:span></text:p>
              </draw:text-box>
            </draw:frame>
          </draw:g>
          <draw:g>
            <draw:frame draw:style-name="gr6" draw:text-style-name="P10" draw:layer="layout" svg:width="50.454cm" svg:height="1.503cm" svg:x="16.553cm" svg:y="37.855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3.914cm" svg:y="37.788cm">
              <draw:text-box>
                <text:p><text:span text:style-name="T7">OCT</text:span></text:p>
              </draw:text-box>
            </draw:frame>
          </draw:g>
          <draw:g>
            <draw:frame draw:style-name="gr6" draw:text-style-name="P10" draw:layer="layout" svg:width="50.454cm" svg:height="1.503cm" svg:x="10.408cm" svg:y="40.925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7.869cm" svg:y="40.792cm">
              <draw:text-box>
                <text:p><text:span text:style-name="T7">NOV</text:span></text:p>
              </draw:text-box>
            </draw:frame>
          </draw:g>
          <draw:g>
            <draw:frame draw:style-name="gr6" draw:text-style-name="P10" draw:layer="layout" svg:width="50.454cm" svg:height="1.503cm" svg:x="13.353cm" svg:y="43.959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0.714cm" svg:y="43.859cm">
              <draw:text-box>
                <text:p><text:span text:style-name="T7">DEC</text:span></text:p>
              </draw:text-box>
            </draw:frame>
          </draw:g>
          <draw:g>
            <draw:frame draw:style-name="gr6" draw:text-style-name="P10" draw:layer="layout" svg:width="50.454cm" svg:height="1.503cm" svg:x="13.353cm" svg:y="34.784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369cm" svg:height="1.576cm" svg:x="10.714cm" svg:y="34.784cm">
              <draw:text-box>
                <text:p><text:span text:style-name="T7">SEP</text:span></text:p>
              </draw:text-box>
            </draw:frame>
          </draw:g>
          <draw:g>
            <draw:frame draw:style-name="gr6" draw:text-style-name="P8" draw:layer="layout" svg:width="50.454cm" svg:height="1.503cm" svg:x="16.553cm" svg:y="10.563cm">
              <draw:text-box draw:corner-radius="0.7cm">
                <text:p text:style-name="P1"><text:span text:style-name="T6">01 02 03 04 05 06 07 08 09 10 11 12 13 14 15 16 17 18 19 20 21 22 23 24 25 26 27 28 29 30 31</text:span></text:p>
              </draw:text-box>
            </draw:frame>
            <draw:frame draw:style-name="gr9" draw:text-style-name="P11" draw:layer="layout" svg:width="2.991cm" svg:height="1.576cm" svg:x="8.87cm" svg:y="10.596cm">
              <draw:text-box>
                <text:p><text:span text:style-name="T7">2013</text:span></text:p>
              </draw:text-box>
            </draw:frame>
            <draw:frame draw:style-name="gr9" draw:text-style-name="P11" draw:layer="layout" svg:width="2.369cm" svg:height="1.576cm" svg:x="13.97cm" svg:y="10.524cm">
              <draw:text-box>
                <text:p><text:span text:style-name="T7">JAN</text:span></text:p>
              </draw:text-box>
            </draw:frame>
          </draw:g>
          <draw:frame draw:style-name="gr5" draw:text-style-name="P7" draw:layer="layout" svg:width="48.286cm" svg:height="1.503cm" svg:x="11.969cm" svg:y="46.897cm">
            <draw:text-box>
              <text:p text:style-name="P1"><text:span text:style-name="T5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  </draw:text-box>
          </draw:frame>
        </draw:g>
      </draw:page>
      <draw:page draw:name="page5" draw:style-name="dp4" draw:master-page-name="Default">
        <draw:frame draw:style-name="gr5" draw:text-style-name="P7" draw:layer="layout" svg:width="48.286cm" svg:height="1.503cm" svg:x="11.973cm" svg:y="7.59cm">
          <draw:text-box>
            <text:p text:style-name="P1"><text:span text:style-name="T5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</draw:text-box>
        </draw:frame>
        <draw:g>
          <draw:rect draw:style-name="gr7" draw:text-style-name="P9" draw:layer="layout" svg:width="1.5cm" svg:height="41.5cm" svg:x="11.708cm" svg:y="7.19cm" draw:corner-radius="0.7cm">
            <text:p/>
          </draw:rect>
          <draw:rect draw:style-name="gr8" draw:text-style-name="P9" draw:layer="layout" svg:width="1.5cm" svg:height="41.5cm" svg:x="13.408cm" svg:y="7.19cm" draw:corner-radius="0.7cm">
            <text:p/>
          </draw:rect>
        </draw:g>
        <draw:g>
          <draw:rect draw:style-name="gr7" draw:text-style-name="P9" draw:layer="layout" svg:width="1.5cm" svg:height="41.5cm" svg:x="23.108cm" svg:y="7.19cm" draw:corner-radius="0.7cm">
            <text:p/>
          </draw:rect>
          <draw:rect draw:style-name="gr8" draw:text-style-name="P9" draw:layer="layout" svg:width="1.5cm" svg:height="41.5cm" svg:x="24.808cm" svg:y="7.19cm" draw:corner-radius="0.7cm">
            <text:p/>
          </draw:rect>
        </draw:g>
        <draw:g>
          <draw:rect draw:style-name="gr7" draw:text-style-name="P9" draw:layer="layout" svg:width="1.5cm" svg:height="41.5cm" svg:x="34.508cm" svg:y="7.19cm" draw:corner-radius="0.7cm">
            <text:p/>
          </draw:rect>
          <draw:rect draw:style-name="gr8" draw:text-style-name="P9" draw:layer="layout" svg:width="1.5cm" svg:height="41.5cm" svg:x="36.208cm" svg:y="7.19cm" draw:corner-radius="0.7cm">
            <text:p/>
          </draw:rect>
        </draw:g>
        <draw:g>
          <draw:rect draw:style-name="gr7" draw:text-style-name="P9" draw:layer="layout" svg:width="1.5cm" svg:height="41.5cm" svg:x="45.908cm" svg:y="7.19cm" draw:corner-radius="0.7cm">
            <text:p/>
          </draw:rect>
          <draw:rect draw:style-name="gr8" draw:text-style-name="P9" draw:layer="layout" svg:width="1.5cm" svg:height="41.5cm" svg:x="47.608cm" svg:y="7.19cm" draw:corner-radius="0.7cm">
            <text:p/>
          </draw:rect>
        </draw:g>
        <draw:g>
          <draw:rect draw:style-name="gr7" draw:text-style-name="P9" draw:layer="layout" svg:width="1.5cm" svg:height="41.5cm" svg:x="57.308cm" svg:y="7.19cm" draw:corner-radius="0.7cm">
            <text:p/>
          </draw:rect>
          <draw:rect draw:style-name="gr8" draw:text-style-name="P9" draw:layer="layout" svg:width="1.5cm" svg:height="41.5cm" svg:x="59.008cm" svg:y="7.19cm" draw:corner-radius="0.7cm">
            <text:p/>
          </draw:rect>
        </draw:g>
        <draw:g>
          <draw:frame draw:style-name="gr6" draw:text-style-name="P10" draw:layer="layout" svg:width="45.577cm" svg:height="1.503cm" svg:x="10.054cm" svg:y="13.632cm">
            <draw:text-box draw:corner-radius="0.7cm">
              <text:p text:style-name="P1"><text:span text:style-name="T6">01 02 03 04 05 06 07 08 09 10 11 12 13 14 15 16 17 18 19 20 21 22 23 24 25 26 27 28</text:span></text:p>
            </draw:text-box>
          </draw:frame>
          <draw:frame draw:style-name="gr9" draw:text-style-name="P11" draw:layer="layout" svg:width="2.369cm" svg:height="1.576cm" svg:x="7.471cm" svg:y="13.599cm">
            <draw:text-box>
              <text:p><text:span text:style-name="T7">FEB</text:span></text:p>
            </draw:text-box>
          </draw:frame>
        </draw:g>
        <draw:g>
          <draw:frame draw:style-name="gr6" draw:text-style-name="P10" draw:layer="layout" svg:width="50.454cm" svg:height="1.503cm" svg:x="10.051cm" svg:y="16.603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7.471cm" svg:y="16.603cm">
            <draw:text-box>
              <text:p><text:span text:style-name="T7">MAR</text:span></text:p>
            </draw:text-box>
          </draw:frame>
        </draw:g>
        <draw:g>
          <draw:frame draw:style-name="gr6" draw:text-style-name="P10" draw:layer="layout" svg:width="48.828cm" svg:height="1.503cm" svg:x="14.954cm" svg:y="19.607cm">
            <draw:text-box draw:corner-radius="0.7cm">
              <text:p text:style-name="P1"><text:span text:style-name="T6">01 02 03 04 05 06 07 08 09 10 11 12 13 14 15 16 17 18 19 20 21 22 23 24 25 26 27 28 29 30</text:span></text:p>
            </draw:text-box>
          </draw:frame>
          <draw:frame draw:style-name="gr9" draw:text-style-name="P11" draw:layer="layout" svg:width="2.369cm" svg:height="1.576cm" svg:x="12.471cm" svg:y="19.668cm">
            <draw:text-box>
              <text:p><text:span text:style-name="T7">APR</text:span></text:p>
            </draw:text-box>
          </draw:frame>
        </draw:g>
        <draw:g>
          <draw:frame draw:style-name="gr6" draw:text-style-name="P10" draw:layer="layout" svg:width="50.454cm" svg:height="1.503cm" svg:x="6.754cm" svg:y="22.705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4.115cm" svg:y="22.67cm">
            <draw:text-box>
              <text:p><text:span text:style-name="T7">MAY</text:span></text:p>
            </draw:text-box>
          </draw:frame>
        </draw:g>
        <draw:g>
          <draw:frame draw:style-name="gr6" draw:text-style-name="P10" draw:layer="layout" svg:width="50.454cm" svg:height="1.503cm" svg:x="11.654cm" svg:y="25.674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9.015cm" svg:y="25.674cm">
            <draw:text-box>
              <text:p><text:span text:style-name="T7">JUN</text:span></text:p>
            </draw:text-box>
          </draw:frame>
        </draw:g>
        <draw:g>
          <draw:frame draw:style-name="gr6" draw:text-style-name="P10" draw:layer="layout" svg:width="50.454cm" svg:height="1.503cm" svg:x="14.954cm" svg:y="28.678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12.315cm" svg:y="28.711cm">
            <draw:text-box>
              <text:p><text:span text:style-name="T7">JUL</text:span></text:p>
            </draw:text-box>
          </draw:frame>
        </draw:g>
        <draw:g>
          <draw:frame draw:style-name="gr6" draw:text-style-name="P10" draw:layer="layout" svg:width="50.454cm" svg:height="1.503cm" svg:x="8.454cm" svg:y="31.715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5.815cm" svg:y="31.782cm">
            <draw:text-box>
              <text:p><text:span text:style-name="T7">AUG</text:span></text:p>
            </draw:text-box>
          </draw:frame>
        </draw:g>
        <draw:g>
          <draw:frame draw:style-name="gr6" draw:text-style-name="P10" draw:layer="layout" svg:width="50.454cm" svg:height="1.503cm" svg:x="16.554cm" svg:y="37.855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13.915cm" svg:y="37.788cm">
            <draw:text-box>
              <text:p><text:span text:style-name="T7">OCT</text:span></text:p>
            </draw:text-box>
          </draw:frame>
        </draw:g>
        <draw:g>
          <draw:frame draw:style-name="gr6" draw:text-style-name="P10" draw:layer="layout" svg:width="50.454cm" svg:height="1.503cm" svg:x="10.409cm" svg:y="40.925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7.87cm" svg:y="40.792cm">
            <draw:text-box>
              <text:p><text:span text:style-name="T7">NOV</text:span></text:p>
            </draw:text-box>
          </draw:frame>
        </draw:g>
        <draw:g>
          <draw:frame draw:style-name="gr6" draw:text-style-name="P10" draw:layer="layout" svg:width="50.454cm" svg:height="1.503cm" svg:x="13.354cm" svg:y="43.959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10.715cm" svg:y="43.859cm">
            <draw:text-box>
              <text:p><text:span text:style-name="T7">DEC</text:span></text:p>
            </draw:text-box>
          </draw:frame>
        </draw:g>
        <draw:g>
          <draw:frame draw:style-name="gr6" draw:text-style-name="P10" draw:layer="layout" svg:width="50.454cm" svg:height="1.503cm" svg:x="13.354cm" svg:y="34.784cm">
            <draw:text-box draw:corner-radius="0.7cm">
              <text:p text:style-name="P1"><text:span text:style-name="T6">01 02 03 04 05 06 07 08 09 10 11 12 13 14 15 16 17 18 19 20 21 22 23 24 25 26 27 28 29 30 31</text:span></text:p>
            </draw:text-box>
          </draw:frame>
          <draw:frame draw:style-name="gr9" draw:text-style-name="P11" draw:layer="layout" svg:width="2.369cm" svg:height="1.576cm" svg:x="10.715cm" svg:y="34.784cm">
            <draw:text-box>
              <text:p><text:span text:style-name="T7">SEP</text:span></text:p>
            </draw:text-box>
          </draw:frame>
        </draw:g>
        <draw:frame draw:style-name="gr6" draw:text-style-name="P8" draw:layer="layout" svg:width="50.454cm" svg:height="1.503cm" svg:x="16.554cm" svg:y="10.563cm">
          <draw:text-box draw:corner-radius="0.7cm">
            <text:p text:style-name="P1"><text:span text:style-name="T6">01 02 03 04 05 06 07 08 09 10 11 12 13 14 15 16 17 18 19 20 21 22 23 24 25 26 27 28 29 30 31</text:span></text:p>
          </draw:text-box>
        </draw:frame>
        <draw:frame draw:style-name="gr9" draw:text-style-name="P11" draw:layer="layout" svg:width="2.991cm" svg:height="1.576cm" svg:x="8.871cm" svg:y="10.596cm">
          <draw:text-box>
            <text:p><text:span text:style-name="T7">2013</text:span></text:p>
          </draw:text-box>
        </draw:frame>
        <draw:frame draw:style-name="gr9" draw:text-style-name="P11" draw:layer="layout" svg:width="2.369cm" svg:height="1.576cm" svg:x="13.971cm" svg:y="10.524cm">
          <draw:text-box>
            <text:p><text:span text:style-name="T7">JAN</text:span></text:p>
          </draw:text-box>
        </draw:frame>
        <draw:frame draw:style-name="gr5" draw:text-style-name="P7" draw:layer="layout" svg:width="48.286cm" svg:height="1.503cm" svg:x="11.97cm" svg:y="46.897cm">
          <draw:text-box>
            <text:p text:style-name="P1"><text:span text:style-name="T5">S <text:s/>S <text:s/>M <text:s/>T <text:s/>W <text:s/>T <text:s/>F <text:s/>S <text:s/>S <text:s/>M <text:s/>T <text:s/>W <text:s/>T <text:s/>F <text:s/>S <text:s/>S <text:s/>M <text:s/>T <text:s/>W <text:s/>T <text:s/>F <text:s/>S <text:s/>S <text:s/>M <text:s/>T <text:s/>W <text:s/>T <text:s/>F <text:s/>S <text:s/>S</text:span></text:p>
          </draw:text-box>
        </draw:frame>
        <draw:frame draw:style-name="gr9" draw:text-style-name="P11" draw:layer="layout" svg:width="2.991cm" svg:height="1.576cm" svg:x="61.509cm" svg:y="46.924cm">
          <draw:text-box>
            <text:p><text:span text:style-name="T7">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Oragne4Hatch2" draw:style="single" draw:color="#ffcc99" draw:distance="0.15cm" draw:rotation="2250"/>
    <draw:hatch draw:name="Orange4Hatch" draw:style="single" draw:color="#ffcc99" draw:distance="0.15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hayes</meta:initial-creator>
    <meta:creation-date>2013-01-07T11:33:43.81</meta:creation-date>
    <dc:date>2013-01-07T20:52:30.62</dc:date>
    <dc:creator>mike hayes</dc:creator>
    <meta:editing-duration>PT2H1M3S</meta:editing-duration>
    <meta:editing-cycles>4</meta:editing-cycles>
    <meta:generator>Oracle_Open_Office/3.3$Win32 OpenOffice.org_project/330m7$Build-9552</meta:generator>
    <meta:document-statistic meta:object-count="181"/>
  </office:meta>
</office:document-meta>
</file>